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3.9055in"/>
    </style:style>
    <style:style style:name="co4" style:family="table-column">
      <style:table-column-properties fo:break-before="auto" style:column-width="3.670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2654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qCamPCR_V2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BOM qPCR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Supplier and ref</text:p>
          </table:table-cell>
          <table:table-cell office:value-type="string" calcext:value-type="string">
            <text:p>Stoc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FFC_MOLEX_EASYON_05mm_24_INVE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_OV7725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S2-W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2-WROVER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5WU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06P282MR-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06P122MR-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exas_R-PUQFN-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2024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59108xPW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2721_MAX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3,Q4,Q5,Q8,Q9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_NMOS_GSD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Q6,Q7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_NPN_BEC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,D2,D3,D4,D5,D7,D6,D8</text:p>
          </table:table-cell>
          <table:table-cell office:value-type="string" calcext:value-type="string">
            <text:p>LED_SMD_WL-SMC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 WL-SMCW (150060BS84000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Vishay_IFSC-1515AH_4x4x1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NTC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2,C3,C19</text:p>
          </table:table-cell>
          <table:table-cell office:value-type="string" calcext:value-type="string">
            <text:p>C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4,C5,C7,C12,C13,C15,C20,C21,C23,C25,C27,C14,C30,C17</text:p>
          </table:table-cell>
          <table:table-cell office:value-type="string" calcext:value-type="string">
            <text:p>C_0603_1608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6,C28,C18,C16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9,C10,C11,C24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2,R3,R10,R11,R4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7,R8,R5,R12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28,R29,R30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R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24,R25,R14,R15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 0.1%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23,R22,R6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KMS221G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Amphenol_12401610E4-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P_PH_20_SMD_RIGHT_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_12V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R-TFT022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-TFT022-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6,J5</text:p>
          </table:table-cell>
          <table:table-cell office:value-type="string" calcext:value-type="string">
            <text:p>PinHeader_JST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D_12V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4010Fan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table:number-columns-repeated="2"/>
        </table:table-row>
        <table:table-row table:style-name="ro2" table:number-rows-repeated="42">
          <table:table-cell table:number-columns-repeated="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1,H2,H3,H4,H5,H6</text:p>
          </table:table-cell>
          <table:table-cell office:value-type="string" calcext:value-type="string">
            <text:p>MountingHole_3.2mm_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MountingHol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12,H11</text:p>
          </table:table-cell>
          <table:table-cell office:value-type="string" calcext:value-type="string">
            <text:p>MountingHole_2.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blockMountingHole</text:p>
          </table:table-cell>
          <table:table-cell table:number-columns-repeated="2"/>
        </table:table-row>
        <table:table-row table:style-name="ro2" table:number-rows-repeated="104847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qCamPCR_V2_BOM.A35:qCamPCR_V2_BOM.AMJ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7:00:49.419359848</dc:date>
    <meta:editing-duration>PT58M17S</meta:editing-duration>
    <meta:editing-cycles>2</meta:editing-cycles>
    <meta:generator>LibreOffice/7.3.7.2$Linux_X86_64 LibreOffice_project/30$Build-2</meta:generator>
    <meta:document-statistic meta:table-count="1" meta:cell-count="231" meta:object-count="0"/>
  </office:meta>
</office:document-meta>
</file>